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708cm" fo:min-width="3.2cm"/>
      <style:paragraph-properties style:writing-mode="lr-tb"/>
    </style:style>
    <style:style style:name="gr2" style:family="graphic" style:parent-style-name="standard">
      <style:graphic-properties draw:textarea-horizontal-align="left" draw:textarea-vertical-align="middle" draw:auto-grow-height="false" fo:min-height="0.55cm" fo:min-width="8.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803cm"/>
      <style:paragraph-properties style:writing-mode="lr-tb"/>
    </style:style>
    <style:style style:name="gr4" style:family="graphic" style:parent-style-name="standard">
      <style:graphic-properties draw:fill="solid" draw:fill-color="#ffff6d" draw:textarea-horizontal-align="left" draw:textarea-vertical-align="middle" draw:auto-grow-height="false" fo:min-height="0.55cm" fo:min-width="8.1cm"/>
      <style:paragraph-properties style:writing-mode="lr-tb"/>
    </style:style>
    <style:style style:name="gr5" style:family="graphic" style:parent-style-name="standard">
      <style:graphic-properties draw:fill="solid" draw:fill-color="#ff6d6d" draw:textarea-horizontal-align="left" draw:textarea-vertical-align="middle" draw:auto-grow-height="false" fo:min-height="0.55cm" fo:min-width="8.1cm"/>
      <style:paragraph-properties style:writing-mode="lr-tb"/>
    </style:style>
    <style:style style:name="gr6" style:family="graphic" style:parent-style-name="standard">
      <style:graphic-properties draw:fill="solid" draw:fill-color="#ff972f" draw:textarea-horizontal-align="left" draw:textarea-vertical-align="middle" draw:auto-grow-height="false" fo:min-height="0.55cm" fo:min-width="8.1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708cm" fo:min-width="3.201cm"/>
      <style:paragraph-properties style:writing-mode="lr-tb"/>
    </style:style>
    <style:style style:name="gr8" style:family="graphic" style:parent-style-name="standard">
      <style:graphic-properties draw:fill="solid" draw:fill-color="#ffff6d" draw:textarea-horizontal-align="justify" draw:textarea-vertical-align="middle" draw:auto-grow-height="false" fo:min-height="1.708cm" fo:min-width="3.2cm"/>
      <style:paragraph-properties style:writing-mode="lr-tb"/>
    </style:style>
    <style:style style:name="gr9" style:family="graphic" style:parent-style-name="standard">
      <style:graphic-properties draw:fill="solid" draw:fill-color="#ffff6d" draw:textarea-horizontal-align="justify" draw:textarea-vertical-align="middle" draw:auto-grow-height="false" fo:min-height="1.708cm" fo:min-width="3.201cm"/>
      <style:paragraph-properties style:writing-mode="lr-tb"/>
    </style:style>
    <style:style style:name="gr10" style:family="graphic" style:parent-style-name="standard">
      <style:graphic-properties draw:fill="solid" draw:fill-color="#ff6d6d" draw:textarea-horizontal-align="justify" draw:textarea-vertical-align="middle" draw:auto-grow-height="false" fo:min-height="1.708cm" fo:min-width="3.2cm"/>
      <style:paragraph-properties style:writing-mode="lr-tb"/>
    </style:style>
    <style:style style:name="gr11" style:family="graphic" style:parent-style-name="standard">
      <style:graphic-properties draw:fill="solid" draw:fill-color="#ff972f" draw:textarea-horizontal-align="justify" draw:textarea-vertical-align="middle" draw:auto-grow-height="false" fo:min-height="1.708cm" fo:min-width="3.201cm"/>
      <style:paragraph-properties style:writing-mode="lr-tb"/>
    </style:style>
    <style:style style:name="gr12" style:family="graphic" style:parent-style-name="standard">
      <style:graphic-properties draw:fill="solid" draw:fill-color="#ff972f" draw:textarea-horizontal-align="justify" draw:textarea-vertical-align="middle" draw:auto-grow-height="false" fo:min-height="1.708cm" fo:min-width="3.2cm"/>
      <style:paragraph-properties style:writing-mode="lr-tb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1.024cm" fo:min-width="1.622cm"/>
      <style:paragraph-properties style:writing-mode="lr-tb"/>
    </style:style>
    <style:style style:name="gr14" style:family="graphic" style:parent-style-name="objectwithoutfill">
      <style:graphic-properties svg:stroke-width="0.1cm" draw:marker-start-width="0.36cm" draw:marker-end="Arrow" draw:marker-end-width="0.46cm" draw:fill="solid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draw:marker-end="Arrow" draw:marker-end-width="0.3cm" draw:fill="solid" draw:textarea-vertical-align="middle"/>
    </style:style>
    <style:style style:name="gr16" style:family="graphic" style:parent-style-name="objectwithoutfill">
      <style:graphic-properties svg:stroke-width="0.1cm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17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 draw:fill-color="#ffff6d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solid" draw:fill-color="#ff6d6d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solid" draw:fill-color="#ff972f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="solid" draw:fill-color="#ffff6d"/>
      <style:paragraph-properties fo:text-align="center" style:writing-mode="lr-tb"/>
    </style:style>
    <style:style style:name="P8" style:family="paragraph">
      <loext:graphic-properties draw:fill="solid" draw:fill-color="#ff6d6d"/>
      <style:paragraph-properties fo:text-align="center" style:writing-mode="lr-tb"/>
    </style:style>
    <style:style style:name="P9" style:family="paragraph">
      <loext:graphic-properties draw:fill="solid" draw:fill-color="#ff972f"/>
      <style:paragraph-properties fo:text-align="center" style:writing-mode="lr-tb"/>
    </style:style>
    <style:style style:name="P10" style:family="paragraph">
      <loext:graphic-properties draw:fill="solid" draw:fill-color="#ffffff"/>
      <style:paragraph-properties fo:text-align="center" style:writing-mode="lr-tb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3.91cm" svg:height="2.168cm" svg:x="14.363cm" svg:y="0.332cm">
          <text:p text:style-name="P1"><text:span text:style-name="T1">1.1 Planificación y </text:span></text:p>
          <text:p text:style-name="P1"><text:span text:style-name="T1">presentación del </text:span></text:p>
          <text:p text:style-name="P1"><text:span text:style-name="T1">trabajo final</text:span></text:p>
          <text:p text:style-name="P1"><text:span text:style-name="T1">t= 40h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8.6cm" svg:height="0.8cm" svg:x="0.574cm" svg:y="1.08cm">
            <text:p text:style-name="P2"><text:span text:style-name="T1">1. Gestión del Proyecto</text:span></text:p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303cm" svg:height="0.763cm" svg:x="0.471cm" svg:y="0.317cm">
            <draw:text-box>
              <text:p><text:span text:style-name="T2">Referencias de colores:</text:span></text:p>
            </draw:text-box>
          </draw:frame>
          <draw:custom-shape draw:style-name="gr4" draw:text-style-name="P4" draw:layer="layout" svg:width="8.6cm" svg:height="0.8cm" svg:x="0.574cm" svg:y="1.88cm">
            <text:p text:style-name="P2"><text:span text:style-name="T1">2. Diseño e implementación del hardwar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8.6cm" svg:height="0.8cm" svg:x="0.574cm" svg:y="2.68cm">
            <text:p text:style-name="P2"><text:span text:style-name="T1">3. Diseño e implementación del firmware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8.6cm" svg:height="0.8cm" svg:x="0.574cm" svg:y="3.48cm">
            <text:p text:style-name="P2"><text:span text:style-name="T1">4. Diseño e implementación del software</text:span></text:p>
            <draw:enhanced-geometry svg:viewBox="0 0 21600 21600" draw:type="rectangle" draw:enhanced-path="M 0 0 L 21600 0 21600 21600 0 21600 0 0 Z N"/>
          </draw:custom-shape>
        </draw:g>
        <draw:custom-shape draw:style-name="gr7" draw:text-style-name="P1" xml:id="id14" draw:id="id14" draw:layer="layout" svg:width="3.911cm" svg:height="2.168cm" svg:x="4.931cm" svg:y="10.382cm">
          <text:p text:style-name="P1"><text:span text:style-name="T2">1.2 Realizar el </text:span></text:p>
          <text:p text:style-name="P1"><text:span text:style-name="T2">informe de avance</text:span></text:p>
          <text:p text:style-name="P1"><text:span text:style-name="T2">t= 20h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8" draw:id="id18" draw:layer="layout" svg:width="3.91cm" svg:height="2.168cm" svg:x="9.653cm" svg:y="7.397cm">
          <text:p text:style-name="P1"><text:span text:style-name="T2">1.3 Realizar la </text:span></text:p>
          <text:p text:style-name="P1"><text:span text:style-name="T2">memoria del </text:span></text:p>
          <text:p text:style-name="P1"><text:span text:style-name="T2">Trabajo</text:span></text:p>
          <text:p text:style-name="P1"><text:span text:style-name="T2">t= 40h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9" draw:id="id19" draw:layer="layout" svg:width="3.91cm" svg:height="2.168cm" svg:x="4.931cm" svg:y="7.397cm">
          <text:p text:style-name="P1"><text:span text:style-name="T3">1.4 Preparar la </text:span></text:p>
          <text:p text:style-name="P1"><text:span text:style-name="T3">presentación final</text:span></text:p>
          <text:p text:style-name="P1"><text:span text:style-name="T3">t= 40h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xml:id="id1" draw:id="id1" draw:layer="layout" svg:width="3.91cm" svg:height="2.168cm" svg:x="19.1cm" svg:y="0.3cm">
          <text:p text:style-name="P1"><text:span text:style-name="T3">2.1 Selección </text:span></text:p>
          <text:p text:style-name="P1"><text:span text:style-name="T3">de hardware y</text:span></text:p>
          <text:p text:style-name="P1"><text:span text:style-name="T3">Sensores</text:span></text:p>
          <text:p text:style-name="P1"><text:span text:style-name="T3">t= 25h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xml:id="id4" draw:id="id4" draw:layer="layout" svg:width="3.91cm" svg:height="2.168cm" svg:x="23.822cm" svg:y="3.932cm">
          <text:p text:style-name="P1"><text:span text:style-name="T4">2.2 Estudio de </text:span></text:p>
          <text:p text:style-name="P1"><text:span text:style-name="T4">hojas de datos</text:span></text:p>
          <text:p text:style-name="P1"><text:span text:style-name="T4">t= 25h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5" draw:id="id5" draw:layer="layout" svg:width="3.911cm" svg:height="2.168cm" svg:x="19.106cm" svg:y="7.397cm">
          <text:p text:style-name="P1"><text:span text:style-name="T3">2.3 Diseño de </text:span></text:p>
          <text:p text:style-name="P1"><text:span text:style-name="T3">circuito </text:span></text:p>
          <text:p text:style-name="P1"><text:span text:style-name="T3">esquemático</text:span></text:p>
          <text:p text:style-name="P1"><text:span text:style-name="T3">t= 25h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xml:id="id7" draw:id="id7" draw:layer="layout" svg:width="3.91cm" svg:height="2.168cm" svg:x="23.822cm" svg:y="7.397cm">
          <text:p text:style-name="P1"><text:span text:style-name="T3">2.4 Compra </text:span></text:p>
          <text:p text:style-name="P1"><text:span text:style-name="T3">de componentes</text:span></text:p>
          <text:p text:style-name="P1"><text:span text:style-name="T3">t= 10h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xml:id="id6" draw:id="id6" draw:layer="layout" svg:width="3.91cm" svg:height="2.168cm" svg:x="23.822cm" svg:y="13.362cm">
          <text:p text:style-name="P1"><text:span text:style-name="T4">2.5 Elaboración</text:span></text:p>
          <text:p text:style-name="P1"><text:span text:style-name="T4">de plaqueta</text:span></text:p>
          <text:p text:style-name="P1"><text:span text:style-name="T4">t= 40h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xml:id="id8" draw:id="id8" draw:layer="layout" svg:width="3.91cm" svg:height="2.168cm" svg:x="19.1cm" svg:y="13.362cm">
          <text:p text:style-name="P1"><text:span text:style-name="T3">2.6 Soldado</text:span></text:p>
          <text:p text:style-name="P1"><text:span text:style-name="T3">de componentes</text:span></text:p>
          <text:p text:style-name="P1"><text:span text:style-name="T3">t= 20h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xml:id="id9" draw:id="id9" draw:layer="layout" svg:width="3.91cm" svg:height="2.168cm" svg:x="14.363cm" svg:y="13.362cm">
          <text:p text:style-name="P1"><text:span text:style-name="T3">2.7 Verificación</text:span></text:p>
          <text:p text:style-name="P1"><text:span text:style-name="T3">de sensores en </text:span></text:p>
          <text:p text:style-name="P1"><text:span text:style-name="T3">Plaqueta</text:span></text:p>
          <text:p text:style-name="P1"><text:span text:style-name="T3">t= 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10" draw:id="id10" draw:layer="layout" svg:width="3.911cm" svg:height="2.168cm" svg:x="9.653cm" svg:y="13.362cm">
          <text:p text:style-name="P1"><text:span text:style-name="T3">2.8 Prueba </text:span></text:p>
          <text:p text:style-name="P1"><text:span text:style-name="T3">integral de </text:span></text:p>
          <text:p text:style-name="P1"><text:span text:style-name="T3">la plaqueta</text:span></text:p>
          <text:p text:style-name="P1"><text:span text:style-name="T3">t= 30h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xml:id="id3" draw:id="id3" draw:layer="layout" svg:width="3.91cm" svg:height="2.168cm" svg:x="14.363cm" svg:y="3.932cm">
          <text:p text:style-name="P1"><text:span text:style-name="T3">3.1 Estudio del</text:span></text:p>
          <text:p text:style-name="P1"><text:span text:style-name="T3">framework Blynk</text:span></text:p>
          <text:p text:style-name="P1"><text:span text:style-name="T3">t= 20h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xml:id="id11" draw:id="id11" draw:layer="layout" svg:width="3.91cm" svg:height="2.168cm" svg:x="4.931cm" svg:y="13.362cm">
          <text:p text:style-name="P1"><text:span text:style-name="T3">3.2 Programación</text:span></text:p>
          <text:p text:style-name="P1"><text:span text:style-name="T3">del firmware</text:span></text:p>
          <text:p text:style-name="P1"><text:span text:style-name="T3">t= 40h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xml:id="id12" draw:id="id12" draw:layer="layout" svg:width="3.91cm" svg:height="2.168cm" svg:x="0.2cm" svg:y="13.362cm">
          <text:p text:style-name="P1"><text:span text:style-name="T3">3.3 Configuración</text:span></text:p>
          <text:p text:style-name="P1"><text:span text:style-name="T3">de Blynk</text:span></text:p>
          <text:p text:style-name="P1"><text:span text:style-name="T3">t= 30h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xml:id="id13" draw:id="id13" draw:layer="layout" svg:width="3.91cm" svg:height="2.168cm" svg:x="0.2cm" svg:y="10.382cm">
          <text:p text:style-name="P1"><text:span text:style-name="T1">3.4 Implementación</text:span></text:p>
          <text:p text:style-name="P1"><text:span text:style-name="T1">del firmware </text:span></text:p>
          <text:p text:style-name="P1"><text:span text:style-name="T1">y pruebas</text:span></text:p>
          <text:p text:style-name="P1"><text:span text:style-name="T1">t= 40h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xml:id="id2" draw:id="id2" draw:layer="layout" svg:width="3.911cm" svg:height="2.168cm" svg:x="19.1cm" svg:y="3.932cm">
          <text:p text:style-name="P1"><text:span text:style-name="T3">4.1 Estudio y</text:span></text:p>
          <text:p text:style-name="P1"><text:span text:style-name="T3">revisión del</text:span></text:p>
          <text:p text:style-name="P1"><text:span text:style-name="T3">sistema legacy</text:span></text:p>
          <text:p text:style-name="P1"><text:span text:style-name="T3">t= 25h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xml:id="id15" draw:id="id15" draw:layer="layout" svg:width="3.91cm" svg:height="2.168cm" svg:x="9.653cm" svg:y="10.382cm">
          <text:p text:style-name="P1"><text:span text:style-name="T3">4.2 Análisis</text:span></text:p>
          <text:p text:style-name="P1"><text:span text:style-name="T3">de modificaciones</text:span></text:p>
          <text:p text:style-name="P1"><text:span text:style-name="T3">a realizar</text:span></text:p>
          <text:p text:style-name="P1"><text:span text:style-name="T3">t= 30h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xml:id="id16" draw:id="id16" draw:layer="layout" svg:width="3.91cm" svg:height="2.168cm" svg:x="14.363cm" svg:y="10.382cm">
          <text:p text:style-name="P1"><text:span text:style-name="T2">4.3 Programación</text:span></text:p>
          <text:p text:style-name="P1"><text:span text:style-name="T2">de modificaciones</text:span></text:p>
          <text:p text:style-name="P1"><text:span text:style-name="T2">de software</text:span></text:p>
          <text:p text:style-name="P1"><text:span text:style-name="T2">t= 40h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xml:id="id17" draw:id="id17" draw:layer="layout" svg:width="3.91cm" svg:height="2.168cm" svg:x="14.363cm" svg:y="7.397cm">
          <text:p text:style-name="P1"><text:span text:style-name="T1">4.4 Implementación</text:span></text:p>
          <text:p text:style-name="P1"><text:span text:style-name="T1">del software</text:span></text:p>
          <text:p text:style-name="P1"><text:span text:style-name="T1">y pruebas</text:span></text:p>
          <text:p text:style-name="P1"><text:span text:style-name="T1">t= 40h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draw:layer="layout" svg:width="3cm" svg:height="1.8cm" svg:x="10.413cm" svg:y="0.415cm">
          <text:p text:style-name="P1"><text:span text:style-name="T3">INICIO</text:span></text:p>
          <text:p text:style-name="P1"><text:span text:style-name="T3">30/04/20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20" draw:id="id20" draw:layer="layout" svg:width="3cm" svg:height="1.8cm" svg:x="0.655cm" svg:y="7.581cm">
          <text:p text:style-name="P1"><text:span text:style-name="T3">FIN</text:span></text:p>
          <text:p text:style-name="P1"><text:span text:style-name="T3">15/05/20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1" draw:layer="layout" svg:x1="13.413cm" svg:y1="1.3cm" svg:x2="14.337cm" svg:y2="1.3cm">
          <text:p/>
        </draw:line>
        <draw:custom-shape draw:style-name="gr1" draw:text-style-name="P1" draw:layer="layout" svg:width="3.91cm" svg:height="2.168cm" svg:x="38.024cm" svg:y="3.078cm">
          <text:p text:style-name="P1"><text:span text:style-name="T2">1.3 Realizar la </text:span></text:p>
          <text:p text:style-name="P1"><text:span text:style-name="T2">memoria del </text:span></text:p>
          <text:p text:style-name="P1"><text:span text:style-name="T2">Trabajo</text:span></text:p>
          <text:p text:style-name="P1"><text:span text:style-name="T2">t= 40h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91cm" svg:height="2.168cm" svg:x="33.334cm" svg:y="3.078cm">
          <text:p text:style-name="P1"><text:span text:style-name="T3">1.4 Preparar la </text:span></text:p>
          <text:p text:style-name="P1"><text:span text:style-name="T3">presentación final</text:span></text:p>
          <text:p text:style-name="P1"><text:span text:style-name="T3">T= 40h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3.911cm" svg:height="2.168cm" svg:x="52.334cm" svg:y="3.078cm">
          <text:p text:style-name="P1"><text:span text:style-name="T3">2.3 Diseño de </text:span></text:p>
          <text:p text:style-name="P1"><text:span text:style-name="T3">circuito </text:span></text:p>
          <text:p text:style-name="P1"><text:span text:style-name="T3">esquemático</text:span></text:p>
          <text:p text:style-name="P1"><text:span text:style-name="T3">t= 25h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1" draw:layer="layout" svg:x1="18.247cm" svg:y1="1.3cm" svg:x2="19.1cm" svg:y2="1.3cm">
          <text:p/>
        </draw:line>
        <draw:connector draw:style-name="gr14" draw:text-style-name="P11" draw:layer="layout" svg:x1="21.055cm" svg:y1="2.468cm" svg:x2="21.055cm" svg:y2="3.932cm" draw:start-shape="id1" draw:start-glue-point="2" draw:end-shape="id2" draw:end-glue-point="0" svg:d="M21055 2468v1464" svg:viewBox="0 0 1 1465">
          <text:p/>
        </draw:connector>
        <draw:connector draw:style-name="gr15" draw:text-style-name="P11" draw:layer="layout" draw:line-skew="-0.201cm" svg:x1="21.055cm" svg:y1="2.468cm" svg:x2="16.318cm" svg:y2="3.932cm" draw:start-shape="id1" draw:start-glue-point="2" draw:end-shape="id3" draw:end-glue-point="0" svg:d="M21055 2468v532h-4737v932" svg:viewBox="0 0 4738 1465">
          <text:p/>
        </draw:connector>
        <draw:connector draw:style-name="gr14" draw:text-style-name="P11" draw:layer="layout" draw:line-skew="-0.201cm" svg:x1="21.055cm" svg:y1="2.468cm" svg:x2="25.777cm" svg:y2="3.932cm" draw:start-shape="id1" draw:start-glue-point="2" draw:end-shape="id4" draw:end-glue-point="0" svg:d="M21055 2468v532h4722v932" svg:viewBox="0 0 4723 1465">
          <text:p/>
        </draw:connector>
        <draw:connector draw:style-name="gr15" draw:text-style-name="P11" draw:layer="layout" draw:line-skew="-0.349cm" svg:x1="16.318cm" svg:y1="6.1cm" svg:x2="21.061cm" svg:y2="7.397cm" draw:start-shape="id3" draw:start-glue-point="2" draw:end-shape="id5" draw:end-glue-point="0" svg:d="M16318 6100v300h4743v997" svg:viewBox="0 0 4744 1298">
          <text:p/>
        </draw:connector>
        <draw:connector draw:style-name="gr16" draw:text-style-name="P11" draw:layer="layout" svg:x1="21.055cm" svg:y1="6.1cm" svg:x2="21.061cm" svg:y2="7.397cm" draw:start-shape="id2" draw:start-glue-point="2" draw:end-shape="id5" draw:end-glue-point="0" svg:d="M21055 6100v649h6v648" svg:viewBox="0 0 7 1298">
          <text:p/>
        </draw:connector>
        <draw:connector draw:style-name="gr16" draw:text-style-name="P11" draw:layer="layout" draw:line-skew="-1.314cm" svg:x1="21.061cm" svg:y1="9.565cm" svg:x2="25.777cm" svg:y2="13.362cm" draw:start-shape="id5" draw:start-glue-point="2" draw:end-shape="id6" draw:end-glue-point="0" svg:d="M21061 9565v585h4716v3212" svg:viewBox="0 0 4717 3798">
          <text:p/>
        </draw:connector>
        <draw:connector draw:style-name="gr16" draw:text-style-name="P11" draw:layer="layout" draw:line-skew="-0.349cm" svg:x1="25.777cm" svg:y1="6.1cm" svg:x2="21.061cm" svg:y2="7.397cm" draw:start-shape="id4" draw:start-glue-point="2" draw:end-shape="id5" draw:end-glue-point="0" svg:d="M25777 6100v300h-4716v997" svg:viewBox="0 0 4717 1298">
          <text:p/>
        </draw:connector>
        <draw:connector draw:style-name="gr15" draw:text-style-name="P11" draw:layer="layout" svg:x1="25.777cm" svg:y1="6.1cm" svg:x2="25.777cm" svg:y2="7.397cm" draw:start-shape="id4" draw:start-glue-point="2" draw:end-shape="id7" draw:end-glue-point="0" svg:d="M25777 6100v1297" svg:viewBox="0 0 1 1298">
          <text:p/>
        </draw:connector>
        <draw:connector draw:style-name="gr15" draw:text-style-name="P11" draw:layer="layout" svg:x1="25.777cm" svg:y1="9.565cm" svg:x2="25.777cm" svg:y2="13.362cm" draw:start-shape="id7" draw:start-glue-point="2" draw:end-shape="id6" draw:end-glue-point="0" svg:d="M25777 9565v3797" svg:viewBox="0 0 1 3798">
          <text:p/>
        </draw:connector>
        <draw:connector draw:style-name="gr16" draw:text-style-name="P11" draw:layer="layout" svg:x1="23.822cm" svg:y1="14.446cm" svg:x2="23.01cm" svg:y2="14.446cm" draw:start-shape="id6" draw:start-glue-point="3" draw:end-shape="id8" draw:end-glue-point="1" svg:d="M23822 14446h-812" svg:viewBox="0 0 813 1">
          <text:p/>
        </draw:connector>
        <draw:connector draw:style-name="gr16" draw:text-style-name="P11" draw:layer="layout" svg:x1="19.1cm" svg:y1="14.446cm" svg:x2="18.273cm" svg:y2="14.446cm" draw:start-shape="id8" draw:start-glue-point="3" draw:end-shape="id9" draw:end-glue-point="1" svg:d="M19100 14446h-827" svg:viewBox="0 0 828 1">
          <text:p/>
        </draw:connector>
        <draw:connector draw:style-name="gr16" draw:text-style-name="P11" draw:layer="layout" svg:x1="14.363cm" svg:y1="14.446cm" svg:x2="13.564cm" svg:y2="14.446cm" draw:start-shape="id9" draw:start-glue-point="3" draw:end-shape="id10" draw:end-glue-point="1" svg:d="M14363 14446h-799" svg:viewBox="0 0 800 1">
          <text:p/>
        </draw:connector>
        <draw:connector draw:style-name="gr16" draw:text-style-name="P11" draw:layer="layout" svg:x1="9.653cm" svg:y1="14.446cm" svg:x2="8.841cm" svg:y2="14.446cm" draw:start-shape="id10" draw:start-glue-point="3" draw:end-shape="id11" draw:end-glue-point="1" svg:d="M9653 14446h-812" svg:viewBox="0 0 813 1">
          <text:p/>
        </draw:connector>
        <draw:connector draw:style-name="gr16" draw:text-style-name="P11" draw:layer="layout" svg:x1="4.931cm" svg:y1="14.446cm" svg:x2="4.11cm" svg:y2="14.446cm" draw:start-shape="id11" draw:start-glue-point="3" draw:end-shape="id12" draw:end-glue-point="1" svg:d="M4931 14446h-821" svg:viewBox="0 0 822 1">
          <text:p/>
        </draw:connector>
        <draw:connector draw:style-name="gr16" draw:text-style-name="P11" draw:layer="layout" svg:x1="2.155cm" svg:y1="13.362cm" svg:x2="2.155cm" svg:y2="12.55cm" draw:start-shape="id12" draw:start-glue-point="0" draw:end-shape="id13" draw:end-glue-point="2" svg:d="M2155 13362v-812" svg:viewBox="0 0 1 813">
          <text:p/>
        </draw:connector>
        <draw:connector draw:style-name="gr16" draw:text-style-name="P11" draw:layer="layout" svg:x1="4.11cm" svg:y1="11.466cm" svg:x2="4.931cm" svg:y2="11.466cm" draw:start-shape="id13" draw:start-glue-point="1" draw:end-shape="id14" svg:d="M4110 11466h821" svg:viewBox="0 0 822 1">
          <text:p/>
        </draw:connector>
        <draw:connector draw:style-name="gr16" draw:text-style-name="P11" draw:layer="layout" svg:x1="8.842cm" svg:y1="11.466cm" svg:x2="9.653cm" svg:y2="11.466cm" draw:start-shape="id14" draw:start-glue-point="1" draw:end-shape="id15" svg:d="M8842 11466h811" svg:viewBox="0 0 812 1">
          <text:p/>
        </draw:connector>
        <draw:connector draw:style-name="gr16" draw:text-style-name="P11" draw:layer="layout" svg:x1="13.563cm" svg:y1="11.466cm" svg:x2="14.363cm" svg:y2="11.466cm" draw:start-shape="id15" draw:start-glue-point="1" draw:end-shape="id16" draw:end-glue-point="3" svg:d="M13563 11466h800" svg:viewBox="0 0 801 1">
          <text:p/>
        </draw:connector>
        <draw:connector draw:style-name="gr16" draw:text-style-name="P11" draw:layer="layout" svg:x1="16.318cm" svg:y1="10.382cm" svg:x2="16.318cm" svg:y2="9.565cm" draw:start-shape="id16" draw:start-glue-point="0" draw:end-shape="id17" draw:end-glue-point="2" svg:d="M16318 10382v-817" svg:viewBox="0 0 1 818">
          <text:p/>
        </draw:connector>
        <draw:connector draw:style-name="gr16" draw:text-style-name="P11" draw:layer="layout" svg:x1="14.363cm" svg:y1="8.481cm" svg:x2="13.563cm" svg:y2="8.481cm" draw:start-shape="id17" draw:start-glue-point="3" draw:end-shape="id18" draw:end-glue-point="1" svg:d="M14363 8481h-800" svg:viewBox="0 0 801 1">
          <text:p/>
        </draw:connector>
        <draw:connector draw:style-name="gr16" draw:text-style-name="P11" draw:layer="layout" svg:x1="9.653cm" svg:y1="8.481cm" svg:x2="8.841cm" svg:y2="8.481cm" draw:start-shape="id18" draw:start-glue-point="3" draw:end-shape="id19" draw:end-glue-point="1" svg:d="M9653 8481h-812" svg:viewBox="0 0 813 1">
          <text:p/>
        </draw:connector>
        <draw:connector draw:style-name="gr16" draw:text-style-name="P11" draw:layer="layout" svg:x1="4.931cm" svg:y1="8.481cm" svg:x2="3.655cm" svg:y2="8.481cm" draw:start-shape="id19" draw:start-glue-point="3" draw:end-shape="id20" draw:end-glue-point="10" svg:d="M4931 8481h-1276" svg:viewBox="0 0 1277 1">
          <text:p/>
        </draw:connector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4T07:51:47.764313700</meta:creation-date>
    <dc:date>2021-05-24T09:33:00.097560940</dc:date>
    <meta:editing-duration>PT26M5S</meta:editing-duration>
    <meta:editing-cycles>5</meta:editing-cycles>
    <meta:generator>LibreOffice/6.4.7.2$Linux_X86_64 LibreOffice_project/40$Build-2</meta:generator>
    <meta:document-statistic meta:object-count="78"/>
  </office:meta>
</office:document-meta>
</file>